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fo:font-weight="bold" officeooo:rsid="0011eed3" officeooo:paragraph-rsid="0011eed3" style:font-size-asian="10.5pt" style:font-weight-asian="bold" style:font-weight-complex="bold"/>
    </style:style>
    <style:style style:name="P2" style:family="paragraph" style:parent-style-name="Standard">
      <style:paragraph-properties fo:text-align="justify" style:justify-single-word="false"/>
      <style:text-properties fo:language="en" fo:country="US" fo:font-weight="bold" officeooo:rsid="0011eed3" officeooo:paragraph-rsid="0012e256" style:font-size-asian="10.5pt" style:font-weight-asian="bold" style:font-weight-complex="bold"/>
    </style:style>
    <style:style style:name="P3" style:family="paragraph" style:parent-style-name="Standard">
      <style:paragraph-properties fo:text-align="justify" style:justify-single-word="false"/>
      <style:text-properties fo:language="en" fo:country="US" fo:font-weight="bold" officeooo:rsid="0011eed3" officeooo:paragraph-rsid="007a749e" style:font-size-asian="10.5pt" style:font-weight-asian="bold" style:font-weight-complex="bold"/>
    </style:style>
    <style:style style:name="P4" style:family="paragraph" style:parent-style-name="Standard">
      <style:paragraph-properties fo:text-align="justify" style:justify-single-word="false"/>
      <style:text-properties fo:language="en" fo:country="US" fo:font-weight="bold" officeooo:rsid="0011eed3" officeooo:paragraph-rsid="007a77e4" style:font-size-asian="10.5pt" style:font-weight-asian="bold" style:font-weight-complex="bold"/>
    </style:style>
    <style:style style:name="P5" style:family="paragraph" style:parent-style-name="Standard">
      <style:paragraph-properties fo:text-align="justify" style:justify-single-word="false"/>
      <style:text-properties fo:language="en" fo:country="US" fo:font-weight="bold" officeooo:rsid="0011eed3" officeooo:paragraph-rsid="007c0e3c" style:font-size-asian="10.5pt" style:font-weight-asian="bold" style:font-weight-complex="bold"/>
    </style:style>
    <style:style style:name="P6" style:family="paragraph" style:parent-style-name="Standard">
      <style:paragraph-properties fo:text-align="justify" style:justify-single-word="false"/>
      <style:text-properties fo:language="en" fo:country="US" fo:font-weight="bold" officeooo:rsid="0011eed3" officeooo:paragraph-rsid="01257725" style:font-size-asian="10.5pt" style:font-weight-asian="bold" style:font-weight-complex="bold"/>
    </style:style>
    <style:style style:name="P7" style:family="paragraph" style:parent-style-name="Standard">
      <style:paragraph-properties fo:text-align="justify" style:justify-single-word="false"/>
      <style:text-properties fo:language="en" fo:country="US" fo:font-weight="bold" officeooo:rsid="0011eed3" officeooo:paragraph-rsid="018a2d61" style:font-size-asian="10.5pt" style:font-weight-asian="bold" style:font-weight-complex="bold"/>
    </style:style>
    <style:style style:name="P8" style:family="paragraph" style:parent-style-name="Standard">
      <style:paragraph-properties fo:text-align="justify" style:justify-single-word="false"/>
      <style:text-properties fo:language="en" fo:country="US" fo:font-weight="bold" officeooo:rsid="0154e3e0" officeooo:paragraph-rsid="0154e3e0" style:font-size-asian="10.5pt" style:font-weight-asian="bold" style:font-weight-complex="bold"/>
    </style:style>
    <style:style style:name="P9" style:family="paragraph" style:parent-style-name="Standard">
      <style:paragraph-properties fo:text-align="justify" style:justify-single-word="false"/>
      <style:text-properties fo:language="en" fo:country="US" fo:font-weight="bold" officeooo:rsid="015687d4" officeooo:paragraph-rsid="015687d4" style:font-size-asian="10.5pt" style:font-weight-asian="bold" style:font-weight-complex="bold"/>
    </style:style>
    <style:style style:name="P10" style:family="paragraph" style:parent-style-name="Standard">
      <style:paragraph-properties fo:text-align="justify" style:justify-single-word="false"/>
      <style:text-properties fo:language="en" fo:country="US" fo:font-weight="bold" officeooo:rsid="015687d4" officeooo:paragraph-rsid="01aa16ff" style:font-size-asian="10.5pt" style:font-weight-asian="bold" style:font-weight-complex="bold"/>
    </style:style>
    <style:style style:name="P11" style:family="paragraph" style:parent-style-name="Standard">
      <style:paragraph-properties fo:text-align="justify" style:justify-single-word="false"/>
      <style:text-properties fo:language="en" fo:country="US" fo:font-weight="bold" officeooo:rsid="0158e6cc" officeooo:paragraph-rsid="0158e6cc" style:font-size-asian="10.5pt" style:font-weight-asian="bold" style:font-weight-complex="bold"/>
    </style:style>
    <style:style style:name="P12" style:family="paragraph" style:parent-style-name="Standard">
      <style:paragraph-properties fo:text-align="justify" style:justify-single-word="false"/>
      <style:text-properties fo:language="en" fo:country="US" fo:font-weight="bold" officeooo:rsid="0158e6cc" officeooo:paragraph-rsid="01aa16ff" style:font-size-asian="10.5pt" style:font-weight-asian="bold" style:font-weight-complex="bold"/>
    </style:style>
    <style:style style:name="P13" style:family="paragraph" style:parent-style-name="Standard">
      <style:paragraph-properties fo:text-align="justify" style:justify-single-word="false"/>
      <style:text-properties fo:language="en" fo:country="US" fo:font-weight="bold" officeooo:rsid="0159cd50" officeooo:paragraph-rsid="0159cd50" style:font-size-asian="10.5pt" style:font-weight-asian="bold" style:font-weight-complex="bold"/>
    </style:style>
    <style:style style:name="P14" style:family="paragraph" style:parent-style-name="Standard">
      <style:paragraph-properties fo:text-align="justify" style:justify-single-word="false"/>
      <style:text-properties fo:language="en" fo:country="US" fo:font-weight="bold" officeooo:rsid="0159cd50" officeooo:paragraph-rsid="01aa16ff" style:font-size-asian="10.5pt" style:font-weight-asian="bold" style:font-weight-complex="bold"/>
    </style:style>
    <style:style style:name="P15" style:family="paragraph" style:parent-style-name="Standard">
      <style:paragraph-properties fo:text-align="justify" style:justify-single-word="false"/>
      <style:text-properties fo:language="en" fo:country="US" fo:font-weight="bold" officeooo:rsid="015ca6bd" officeooo:paragraph-rsid="015ca6bd" style:font-size-asian="10.5pt"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15ca6bd" officeooo:paragraph-rsid="01aa16ff" style:font-size-asian="10.5pt"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6a8891" officeooo:paragraph-rsid="016a8891" style:font-size-asian="10.5pt"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16a8891" officeooo:paragraph-rsid="01aa16ff" style:font-size-asian="10.5pt"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16c6a56" officeooo:paragraph-rsid="0177f3a2" style:font-size-asian="10.5pt"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16c6a56" officeooo:paragraph-rsid="018a2d61" style:font-size-asian="10.5pt"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179d3d8" officeooo:paragraph-rsid="0179d3d8" style:font-size-asian="10.5pt" style:font-weight-asian="bold" style:font-weight-complex="bold"/>
    </style:style>
    <style:style style:name="P22" style:family="paragraph" style:parent-style-name="Standard">
      <style:paragraph-properties fo:text-align="justify" style:justify-single-word="false"/>
      <style:text-properties fo:language="en" fo:country="US" fo:font-weight="normal" officeooo:rsid="0011eed3" officeooo:paragraph-rsid="0011eed3" style:font-size-asian="10.5pt" style:font-weight-asian="normal" style:font-weight-complex="normal"/>
    </style:style>
    <style:style style:name="P23" style:family="paragraph" style:parent-style-name="Standard">
      <style:paragraph-properties fo:text-align="justify" style:justify-single-word="false"/>
      <style:text-properties fo:language="en" fo:country="US" fo:font-weight="normal" officeooo:rsid="0016a06f" officeooo:paragraph-rsid="0016a06f" style:font-size-asian="10.5pt" style:font-weight-asian="normal" style:font-weight-complex="normal"/>
    </style:style>
    <style:style style:name="P24" style:family="paragraph" style:parent-style-name="Standard">
      <style:paragraph-properties fo:text-align="justify" style:justify-single-word="false"/>
      <style:text-properties fo:language="en" fo:country="US" fo:font-weight="normal" officeooo:rsid="0019f1a6" officeooo:paragraph-rsid="0019f1a6" style:font-size-asian="10.5pt" style:font-weight-asian="normal" style:font-weight-complex="normal"/>
    </style:style>
    <style:style style:name="P25" style:family="paragraph" style:parent-style-name="Standard">
      <style:paragraph-properties fo:text-align="justify" style:justify-single-word="false"/>
      <style:text-properties fo:language="en" fo:country="US" fo:font-weight="normal" officeooo:rsid="001c8e89" officeooo:paragraph-rsid="001c8e89" style:font-size-asian="10.5pt" style:font-weight-asian="normal" style:font-weight-complex="normal"/>
    </style:style>
    <style:style style:name="P26" style:family="paragraph" style:parent-style-name="Standard">
      <style:paragraph-properties fo:text-align="justify" style:justify-single-word="false"/>
      <style:text-properties fo:language="en" fo:country="US" fo:font-weight="normal" officeooo:rsid="001db486" officeooo:paragraph-rsid="001db486" style:font-size-asian="10.5pt" style:font-weight-asian="normal" style:font-weight-complex="normal"/>
    </style:style>
    <style:style style:name="P27" style:family="paragraph" style:parent-style-name="Standard">
      <style:paragraph-properties fo:text-align="justify" style:justify-single-word="false"/>
      <style:text-properties fo:language="en" fo:country="US" fo:font-weight="normal" officeooo:rsid="001f4b57" officeooo:paragraph-rsid="001f4b57" style:font-size-asian="10.5pt" style:font-weight-asian="normal" style:font-weight-complex="normal"/>
    </style:style>
    <style:style style:name="P28" style:family="paragraph" style:parent-style-name="Standard">
      <style:paragraph-properties fo:text-align="justify" style:justify-single-word="false"/>
      <style:text-properties fo:language="en" fo:country="US" fo:font-weight="normal" officeooo:rsid="0033856e" officeooo:paragraph-rsid="0033856e" style:font-size-asian="10.5pt" style:font-weight-asian="normal" style:font-weight-complex="normal"/>
    </style:style>
    <style:style style:name="P29" style:family="paragraph" style:parent-style-name="Standard">
      <style:paragraph-properties fo:text-align="justify" style:justify-single-word="false"/>
      <style:text-properties fo:language="en" fo:country="US" fo:font-weight="normal" officeooo:rsid="0038d350" officeooo:paragraph-rsid="0038d350" style:font-size-asian="10.5pt" style:font-weight-asian="normal" style:font-weight-complex="normal"/>
    </style:style>
    <style:style style:name="P30" style:family="paragraph" style:parent-style-name="Standard">
      <style:paragraph-properties fo:text-align="justify" style:justify-single-word="false"/>
      <style:text-properties fo:language="en" fo:country="US" fo:font-weight="normal" officeooo:rsid="00612d1e" officeooo:paragraph-rsid="00612d1e" style:font-size-asian="10.5pt" style:font-weight-asian="normal" style:font-weight-complex="normal"/>
    </style:style>
    <style:style style:name="P31" style:family="paragraph" style:parent-style-name="Standard">
      <style:paragraph-properties fo:text-align="justify" style:justify-single-word="false"/>
      <style:text-properties fo:language="en" fo:country="US" fo:font-weight="normal" officeooo:rsid="006be2a9" officeooo:paragraph-rsid="006be2a9" style:font-size-asian="10.5pt" style:font-weight-asian="normal" style:font-weight-complex="normal"/>
    </style:style>
    <style:style style:name="P32" style:family="paragraph" style:parent-style-name="Standard">
      <style:paragraph-properties fo:text-align="justify" style:justify-single-word="false"/>
      <style:text-properties fo:language="en" fo:country="US" fo:font-weight="normal" officeooo:rsid="006da4fa" officeooo:paragraph-rsid="006da4fa" style:font-size-asian="10.5pt" style:font-weight-asian="normal" style:font-weight-complex="normal"/>
    </style:style>
    <style:style style:name="P33" style:family="paragraph" style:parent-style-name="Standard">
      <style:paragraph-properties fo:text-align="justify" style:justify-single-word="false"/>
      <style:text-properties fo:language="en" fo:country="US" fo:font-weight="normal" officeooo:rsid="00aa6ac6" officeooo:paragraph-rsid="00aa6ac6" style:font-size-asian="10.5pt" style:font-weight-asian="normal" style:font-weight-complex="normal"/>
    </style:style>
    <style:style style:name="P34" style:family="paragraph" style:parent-style-name="Standard">
      <style:paragraph-properties fo:text-align="justify" style:justify-single-word="false"/>
      <style:text-properties fo:language="en" fo:country="US" fo:font-weight="normal" officeooo:rsid="00acbba7" officeooo:paragraph-rsid="00acbba7" style:font-size-asian="10.5pt" style:font-weight-asian="normal" style:font-weight-complex="normal"/>
    </style:style>
    <style:style style:name="P35" style:family="paragraph" style:parent-style-name="Standard">
      <style:paragraph-properties fo:text-align="justify" style:justify-single-word="false"/>
      <style:text-properties fo:language="en" fo:country="US" fo:font-weight="normal" officeooo:rsid="00b3afb9" officeooo:paragraph-rsid="00b3afb9" style:font-size-asian="10.5pt" style:font-weight-asian="normal" style:font-weight-complex="normal"/>
    </style:style>
    <style:style style:name="P36" style:family="paragraph" style:parent-style-name="Standard">
      <style:paragraph-properties fo:text-align="justify" style:justify-single-word="false"/>
      <style:text-properties fo:language="en" fo:country="US" fo:font-weight="normal" officeooo:rsid="00b9f10c" officeooo:paragraph-rsid="00b9f10c" style:font-size-asian="10.5pt"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c6e4cc" officeooo:paragraph-rsid="00c6e4cc" style:font-size-asian="10.5pt"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ce995c" officeooo:paragraph-rsid="00ce995c" style:font-size-asian="10.5pt"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d5094b" officeooo:paragraph-rsid="00d5094b" style:font-size-asian="10.5pt"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d9fd1e" officeooo:paragraph-rsid="00d9fd1e" style:font-size-asian="10.5pt"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22c956" officeooo:paragraph-rsid="00eff929" style:font-size-asian="10.5pt"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c3c3c0" officeooo:paragraph-rsid="01139a30" style:font-size-asian="10.5pt"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beec9e" officeooo:paragraph-rsid="00beec9e" style:font-size-asian="10.5pt"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63cbd" officeooo:paragraph-rsid="0177f3a2" style:font-size-asian="10.5pt"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670bc5" officeooo:paragraph-rsid="015ca6bd" style:font-size-asian="10.5pt"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670bc5" officeooo:paragraph-rsid="01aa16ff" style:font-size-asian="10.5pt"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03b1c04" officeooo:paragraph-rsid="003b1c04" style:font-size-asian="10.5pt"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8b91f6" officeooo:paragraph-rsid="018b91f6" style:font-size-asian="10.5pt"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0cb0080" officeooo:paragraph-rsid="01af8f91" style:font-size-asian="10.5pt"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16c6a56" officeooo:paragraph-rsid="018a2d61" style:font-size-asian="10.5pt"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159cd50" officeooo:paragraph-rsid="01aa16ff" style:font-size-asian="10.5pt"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053958b" officeooo:paragraph-rsid="01b7c631" style:font-size-asian="10.5pt" style:font-weight-asian="normal" style:font-weight-complex="normal"/>
    </style:style>
    <style:style style:name="T1" style:family="text">
      <style:text-properties officeooo:rsid="0012fc04"/>
    </style:style>
    <style:style style:name="T2" style:family="text">
      <style:text-properties officeooo:rsid="001809bd"/>
    </style:style>
    <style:style style:name="T3" style:family="text">
      <style:text-properties officeooo:rsid="001a3228"/>
    </style:style>
    <style:style style:name="T4" style:family="text">
      <style:text-properties officeooo:rsid="00206920"/>
    </style:style>
    <style:style style:name="T5" style:family="text">
      <style:text-properties officeooo:rsid="0026917e"/>
    </style:style>
    <style:style style:name="T6" style:family="text">
      <style:text-properties officeooo:rsid="00287d1a"/>
    </style:style>
    <style:style style:name="T7" style:family="text">
      <style:text-properties officeooo:rsid="002d131e"/>
    </style:style>
    <style:style style:name="T8" style:family="text">
      <style:text-properties officeooo:rsid="003580a4"/>
    </style:style>
    <style:style style:name="T9" style:family="text">
      <style:text-properties officeooo:rsid="00503b5c"/>
    </style:style>
    <style:style style:name="T10" style:family="text">
      <style:text-properties officeooo:rsid="00550b82"/>
    </style:style>
    <style:style style:name="T11" style:family="text">
      <style:text-properties officeooo:rsid="0064b685"/>
    </style:style>
    <style:style style:name="T12" style:family="text">
      <style:text-properties officeooo:rsid="006a48c1"/>
    </style:style>
    <style:style style:name="T13" style:family="text">
      <style:text-properties officeooo:rsid="006be3d6"/>
    </style:style>
    <style:style style:name="T14" style:family="text">
      <style:text-properties officeooo:rsid="008e9fa5"/>
    </style:style>
    <style:style style:name="T15" style:family="text">
      <style:text-properties officeooo:rsid="008ecea3"/>
    </style:style>
    <style:style style:name="T16" style:family="text">
      <style:text-properties officeooo:rsid="0091fc93"/>
    </style:style>
    <style:style style:name="T17" style:family="text">
      <style:text-properties officeooo:rsid="00ab2c09"/>
    </style:style>
    <style:style style:name="T18" style:family="text">
      <style:text-properties officeooo:rsid="00ad7359"/>
    </style:style>
    <style:style style:name="T19" style:family="text">
      <style:text-properties officeooo:rsid="00ae331f"/>
    </style:style>
    <style:style style:name="T20" style:family="text">
      <style:text-properties officeooo:rsid="00b23475"/>
    </style:style>
    <style:style style:name="T21" style:family="text">
      <style:text-properties officeooo:rsid="00b3d113"/>
    </style:style>
    <style:style style:name="T22" style:family="text">
      <style:text-properties officeooo:rsid="00ba7db6"/>
    </style:style>
    <style:style style:name="T23" style:family="text">
      <style:text-properties officeooo:rsid="00bf08e8"/>
    </style:style>
    <style:style style:name="T24" style:family="text">
      <style:text-properties officeooo:rsid="00c44c91"/>
    </style:style>
    <style:style style:name="T25" style:family="text">
      <style:text-properties officeooo:rsid="00cb6fa1"/>
    </style:style>
    <style:style style:name="T26" style:family="text">
      <style:text-properties officeooo:rsid="00cf0017"/>
    </style:style>
    <style:style style:name="T27" style:family="text">
      <style:text-properties officeooo:rsid="00d80edf"/>
    </style:style>
    <style:style style:name="T28" style:family="text">
      <style:text-properties officeooo:rsid="00db5c92"/>
    </style:style>
    <style:style style:name="T29" style:family="text">
      <style:text-properties officeooo:rsid="00e65b03"/>
    </style:style>
    <style:style style:name="T30" style:family="text">
      <style:text-properties officeooo:rsid="00e77d2c"/>
    </style:style>
    <style:style style:name="T31" style:family="text">
      <style:text-properties officeooo:rsid="00e854c7"/>
    </style:style>
    <style:style style:name="T32" style:family="text">
      <style:text-properties officeooo:rsid="00e98a8e"/>
    </style:style>
    <style:style style:name="T33" style:family="text">
      <style:text-properties officeooo:rsid="00ea19be"/>
    </style:style>
    <style:style style:name="T34" style:family="text">
      <style:text-properties officeooo:rsid="00f0c03f"/>
    </style:style>
    <style:style style:name="T35" style:family="text">
      <style:text-properties officeooo:rsid="00fc36f3"/>
    </style:style>
    <style:style style:name="T36" style:family="text">
      <style:text-properties officeooo:rsid="00fd6ec9"/>
    </style:style>
    <style:style style:name="T37" style:family="text">
      <style:text-properties officeooo:rsid="00fe0305"/>
    </style:style>
    <style:style style:name="T38" style:family="text">
      <style:text-properties officeooo:rsid="00fec569"/>
    </style:style>
    <style:style style:name="T39" style:family="text">
      <style:text-properties officeooo:rsid="00ffa229"/>
    </style:style>
    <style:style style:name="T40" style:family="text">
      <style:text-properties officeooo:rsid="0100dd38"/>
    </style:style>
    <style:style style:name="T41" style:family="text">
      <style:text-properties officeooo:rsid="01011616"/>
    </style:style>
    <style:style style:name="T42" style:family="text">
      <style:text-properties officeooo:rsid="01011d55"/>
    </style:style>
    <style:style style:name="T43" style:family="text">
      <style:text-properties officeooo:rsid="0101e2d4"/>
    </style:style>
    <style:style style:name="T44" style:family="text">
      <style:text-properties officeooo:rsid="0103a887"/>
    </style:style>
    <style:style style:name="T45" style:family="text">
      <style:text-properties officeooo:rsid="01045c8e"/>
    </style:style>
    <style:style style:name="T46" style:family="text">
      <style:text-properties officeooo:rsid="01056dcf"/>
    </style:style>
    <style:style style:name="T47" style:family="text">
      <style:text-properties officeooo:rsid="0105aa42"/>
    </style:style>
    <style:style style:name="T48" style:family="text">
      <style:text-properties officeooo:rsid="0107712e"/>
    </style:style>
    <style:style style:name="T49" style:family="text">
      <style:text-properties officeooo:rsid="0108bb14"/>
    </style:style>
    <style:style style:name="T50" style:family="text">
      <style:text-properties officeooo:rsid="0109ea49"/>
    </style:style>
    <style:style style:name="T51" style:family="text">
      <style:text-properties officeooo:rsid="010bb6f3"/>
    </style:style>
    <style:style style:name="T52" style:family="text">
      <style:text-properties officeooo:rsid="010d22f3"/>
    </style:style>
    <style:style style:name="T53" style:family="text">
      <style:text-properties officeooo:rsid="010eb78a"/>
    </style:style>
    <style:style style:name="T54" style:family="text">
      <style:text-properties officeooo:rsid="010f5330"/>
    </style:style>
    <style:style style:name="T55" style:family="text">
      <style:text-properties officeooo:rsid="010f88ab"/>
    </style:style>
    <style:style style:name="T56" style:family="text">
      <style:text-properties officeooo:rsid="010fdea8"/>
    </style:style>
    <style:style style:name="T57" style:family="text">
      <style:text-properties officeooo:rsid="011077ca"/>
    </style:style>
    <style:style style:name="T58" style:family="text">
      <style:text-properties officeooo:rsid="011217db"/>
    </style:style>
    <style:style style:name="T59" style:family="text">
      <style:text-properties officeooo:rsid="0112774c"/>
    </style:style>
    <style:style style:name="T60" style:family="text">
      <style:text-properties officeooo:rsid="01139a30"/>
    </style:style>
    <style:style style:name="T61" style:family="text">
      <style:text-properties officeooo:rsid="0115f737"/>
    </style:style>
    <style:style style:name="T62" style:family="text">
      <style:text-properties officeooo:rsid="011a7233"/>
    </style:style>
    <style:style style:name="T63" style:family="text">
      <style:text-properties officeooo:rsid="011f75d3"/>
    </style:style>
    <style:style style:name="T64" style:family="text">
      <style:text-properties officeooo:rsid="012108a3"/>
    </style:style>
    <style:style style:name="T65" style:family="text">
      <style:text-properties officeooo:rsid="0121c97e"/>
    </style:style>
    <style:style style:name="T66" style:family="text">
      <style:text-properties officeooo:rsid="0124dfde"/>
    </style:style>
    <style:style style:name="T67" style:family="text">
      <style:text-properties officeooo:rsid="01257725"/>
    </style:style>
    <style:style style:name="T68" style:family="text">
      <style:text-properties officeooo:rsid="0125a32b"/>
    </style:style>
    <style:style style:name="T69" style:family="text">
      <style:text-properties officeooo:rsid="0129e5d4"/>
    </style:style>
    <style:style style:name="T70" style:family="text">
      <style:text-properties officeooo:rsid="012ccbe0"/>
    </style:style>
    <style:style style:name="T71" style:family="text">
      <style:text-properties officeooo:rsid="013f4a5b"/>
    </style:style>
    <style:style style:name="T72" style:family="text">
      <style:text-properties officeooo:rsid="014310f2"/>
    </style:style>
    <style:style style:name="T73" style:family="text">
      <style:text-properties officeooo:rsid="01456743"/>
    </style:style>
    <style:style style:name="T74" style:family="text">
      <style:text-properties officeooo:rsid="014661b6"/>
    </style:style>
    <style:style style:name="T75" style:family="text">
      <style:text-properties officeooo:rsid="0148bbaa"/>
    </style:style>
    <style:style style:name="T76" style:family="text">
      <style:text-properties officeooo:rsid="014f5573"/>
    </style:style>
    <style:style style:name="T77" style:family="text">
      <style:text-properties fo:font-weight="normal" style:font-weight-asian="normal" style:font-weight-complex="normal"/>
    </style:style>
    <style:style style:name="T78" style:family="text">
      <style:text-properties fo:font-weight="normal" officeooo:rsid="01585364" style:font-weight-asian="normal" style:font-weight-complex="normal"/>
    </style:style>
    <style:style style:name="T79" style:family="text">
      <style:text-properties fo:font-weight="normal" officeooo:rsid="015bfe3d" style:font-weight-asian="normal" style:font-weight-complex="normal"/>
    </style:style>
    <style:style style:name="T80" style:family="text">
      <style:text-properties fo:font-weight="normal" officeooo:rsid="015ca6bd" style:font-weight-asian="normal" style:font-weight-complex="normal"/>
    </style:style>
    <style:style style:name="T81" style:family="text">
      <style:text-properties fo:font-weight="normal" officeooo:rsid="015ea02b" style:font-weight-asian="normal" style:font-weight-complex="normal"/>
    </style:style>
    <style:style style:name="T82" style:family="text">
      <style:text-properties fo:font-weight="normal" officeooo:rsid="015fbd53" style:font-weight-asian="normal" style:font-weight-complex="normal"/>
    </style:style>
    <style:style style:name="T83" style:family="text">
      <style:text-properties fo:font-weight="normal" officeooo:rsid="016179d4" style:font-weight-asian="normal" style:font-weight-complex="normal"/>
    </style:style>
    <style:style style:name="T84" style:family="text">
      <style:text-properties fo:font-weight="normal" officeooo:rsid="0161e99f" style:font-weight-asian="normal" style:font-weight-complex="normal"/>
    </style:style>
    <style:style style:name="T85" style:family="text">
      <style:text-properties fo:font-weight="normal" officeooo:rsid="0163219d" style:font-weight-asian="normal" style:font-weight-complex="normal"/>
    </style:style>
    <style:style style:name="T86" style:family="text">
      <style:text-properties fo:font-weight="normal" officeooo:rsid="0165910f" style:font-weight-asian="normal" style:font-weight-complex="normal"/>
    </style:style>
    <style:style style:name="T87" style:family="text">
      <style:text-properties fo:font-weight="normal" officeooo:rsid="01670bc5" style:font-weight-asian="normal" style:font-weight-complex="normal"/>
    </style:style>
    <style:style style:name="T88" style:family="text">
      <style:text-properties fo:font-weight="normal" officeooo:rsid="01682677" style:font-weight-asian="normal" style:font-weight-complex="normal"/>
    </style:style>
    <style:style style:name="T89" style:family="text">
      <style:text-properties fo:font-weight="normal" officeooo:rsid="016de6c8" style:font-weight-asian="normal" style:font-weight-complex="normal"/>
    </style:style>
    <style:style style:name="T90" style:family="text">
      <style:text-properties fo:font-weight="normal" officeooo:rsid="016f2c30" style:font-weight-asian="normal" style:font-weight-complex="normal"/>
    </style:style>
    <style:style style:name="T91" style:family="text">
      <style:text-properties fo:font-weight="normal" officeooo:rsid="0170593c" style:font-weight-asian="normal" style:font-weight-complex="normal"/>
    </style:style>
    <style:style style:name="T92" style:family="text">
      <style:text-properties fo:font-weight="normal" officeooo:rsid="01721270" style:font-weight-asian="normal" style:font-weight-complex="normal"/>
    </style:style>
    <style:style style:name="T93" style:family="text">
      <style:text-properties fo:font-weight="normal" officeooo:rsid="0172e547" style:font-weight-asian="normal" style:font-weight-complex="normal"/>
    </style:style>
    <style:style style:name="T94" style:family="text">
      <style:text-properties fo:font-weight="normal" officeooo:rsid="0174b84e" style:font-weight-asian="normal" style:font-weight-complex="normal"/>
    </style:style>
    <style:style style:name="T95" style:family="text">
      <style:text-properties fo:font-weight="normal" officeooo:rsid="01763cbd" style:font-weight-asian="normal" style:font-weight-complex="normal"/>
    </style:style>
    <style:style style:name="T96" style:family="text">
      <style:text-properties fo:font-weight="normal" officeooo:rsid="0177f3a2" style:font-weight-asian="normal" style:font-weight-complex="normal"/>
    </style:style>
    <style:style style:name="T97" style:family="text">
      <style:text-properties fo:font-weight="normal" officeooo:rsid="017a9b30" style:font-weight-asian="normal" style:font-weight-complex="normal"/>
    </style:style>
    <style:style style:name="T98" style:family="text">
      <style:text-properties fo:font-weight="normal" officeooo:rsid="017c86a5" style:font-weight-asian="normal" style:font-weight-complex="normal"/>
    </style:style>
    <style:style style:name="T99" style:family="text">
      <style:text-properties fo:font-weight="normal" officeooo:rsid="017e7754" style:font-weight-asian="normal" style:font-weight-complex="normal"/>
    </style:style>
    <style:style style:name="T100" style:family="text">
      <style:text-properties fo:font-weight="normal" officeooo:rsid="01808076" style:font-weight-asian="normal" style:font-weight-complex="normal"/>
    </style:style>
    <style:style style:name="T101" style:family="text">
      <style:text-properties fo:font-weight="normal" officeooo:rsid="0181b80e" style:font-weight-asian="normal" style:font-weight-complex="normal"/>
    </style:style>
    <style:style style:name="T102" style:family="text">
      <style:text-properties fo:font-weight="normal" officeooo:rsid="0190c246" style:font-weight-asian="normal" style:font-weight-complex="normal"/>
    </style:style>
    <style:style style:name="T103" style:family="text">
      <style:text-properties officeooo:rsid="018439eb"/>
    </style:style>
    <style:style style:name="T104" style:family="text">
      <style:text-properties officeooo:rsid="01871099"/>
    </style:style>
    <style:style style:name="T105" style:family="text">
      <style:text-properties officeooo:rsid="018eb8a6"/>
    </style:style>
    <style:style style:name="T106" style:family="text">
      <style:text-properties officeooo:rsid="01924ea5"/>
    </style:style>
    <style:style style:name="T107" style:family="text">
      <style:text-properties officeooo:rsid="01af4d2e"/>
    </style:style>
    <style:style style:name="T108" style:family="text">
      <style:text-properties officeooo:rsid="01af8f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e 1 [00:00]</text:p>
      <text:p text:style-name="P22"/>
      <text:p text:style-name="P23">Hello everyone, my name is Nathan Piasco, <text:span text:style-name="T2">and I will present you my work: “Learning scene geometry for Visual Localization in Challenging conditions”.</text:span></text:p>
      <text:p text:style-name="P1"/>
      <text:p text:style-name="P2">Slide <text:span text:style-name="T1">2</text:span> [00:<text:span text:style-name="T5">1</text:span>0]</text:p>
      <text:p text:style-name="P2"/>
      <text:p text:style-name="P24">Let’s move on a short introduction. <text:span text:style-name="T3">I’m interested in visual based localization, that mean we want to <text:s/>localize an input image according to a known reference. </text:span></text:p>
      <text:p text:style-name="P25">We admit that we have access to a pool of geolocalized images covering the target area of <text:span text:style-name="T69">interest</text:span>.</text:p>
      <text:p text:style-name="P26">So we can cast the localization problem as an image retrieval problem and we can find <text:span text:style-name="T14">the most similar</text:span> candidate to our query in the image database. </text:p>
      <text:p text:style-name="P27">Once we have match<text:span text:style-name="T15">ed</text:span> our query image, we can transfer the position of the retrieved candidate to our query. <text:span text:style-name="T4">We obtain a coarse pose estimation that can be used as it or as an initialization for a pose refinement step.</text:span></text:p>
      <text:p text:style-name="P2"/>
      <text:p text:style-name="P2">Slide <text:span text:style-name="T1">3</text:span> [0<text:span text:style-name="T44">0</text:span>:<text:span text:style-name="T44">4</text:span>0]</text:p>
      <text:p text:style-name="P2"/>
      <text:p text:style-name="P41">The major challenge in visual based localization is the fact that the visual appearance of the same scene can change drastically <text:span text:style-name="T6">between two acquisitions. For instance, this four images have been taken at the same place, but present important visual difference due to the changing outdoor condition (weather, season, time of the acquisition).</text:span></text:p>
      <text:p text:style-name="P2"/>
      <text:p text:style-name="P2">Slide <text:span text:style-name="T1">4</text:span> [0<text:span text:style-name="T7">1</text:span>:<text:span text:style-name="T45">0</text:span>0]</text:p>
      <text:p text:style-name="P2"/>
      <text:p text:style-name="P28"><text:span text:style-name="T34">That is why we propose to rely on the scene geometry to improve the image description. As you can see with the depth map associated to these images</text:span>, the geometry of the scene <text:span text:style-name="T103">could be more </text:span>stable between <text:span text:style-name="T8">different acquisition of the same scene. </text:span></text:p>
      <text:p text:style-name="P29">But the scene geometry can be costly to obtain and is not always available. For example, if we <text:span text:style-name="T70">consider</text:span> the localization of a light-weight robot with only a monocular camera, like a UAV, <text:span text:style-name="T104">you will not have access to the depth map associated to the images.</text:span></text:p>
      <text:p text:style-name="P47"><text:span text:style-name="T16">So the q</text:span>uestion <text:span text:style-name="T16">is: how to benefit from geometric information to describe images even if we do not have access to it during the localization? </text:span></text:p>
      <text:p text:style-name="P48">This is the <text:span text:style-name="T105">goal</text:span> of our method.</text:p>
      <text:p text:style-name="P29"/>
      <text:p text:style-name="P2">Slide <text:span text:style-name="T1">5</text:span> [0<text:span text:style-name="T46">1</text:span>:<text:span text:style-name="T47">4</text:span>0]</text:p>
      <text:p text:style-name="P50"/>
      <text:p text:style-name="P20"><text:span text:style-name="T77">Our system is composed of two main component</text:span><text:span text:style-name="T102">s</text:span><text:span text:style-name="T77">. First we use CNN </text:span><text:span text:style-name="T90">composed of a deep feature extractor followed by a descriptor pooling layer </text:span><text:span text:style-name="T77">to construct </text:span><text:span text:style-name="T100">low dimension </text:span><text:span text:style-name="T77">global image descriptor</text:span><text:span text:style-name="T89">s. </text:span><text:span text:style-name="T91">These global descriptor can be trained for the specific task of image localization using image triplet</text:span><text:span text:style-name="T92">s</text:span><text:span text:style-name="T91"> and triplet loss </text:span><text:span text:style-name="T101">function</text:span><text:span text:style-name="T91">. </text:span><text:span text:style-name="T92">The second </text:span><text:span text:style-name="T93">component is an encoder decoder network that produces a dense depth map from a monocular image. </text:span><text:span text:style-name="T94">These network can be trained in a supervised manner with </text:span><text:span text:style-name="T96">an </text:span><text:span text:style-name="T95">aligned </text:span><text:span text:style-name="T94">pair of </text:span><text:span text:style-name="T95">image an</text:span><text:span text:style-name="T96">d</text:span><text:span text:style-name="T95"> ground truth depth map.</text:span></text:p>
      <text:p text:style-name="P7"/>
      <text:p text:style-name="P2">Slide <text:span text:style-name="T35">6</text:span> [0<text:span text:style-name="T48">2</text:span>:<text:span text:style-name="T9">4</text:span>0]</text:p>
      <text:p text:style-name="P2"/>
      <text:p text:style-name="P52"><text:span text:style-name="T106">This is how we combine these two components in our method.</text:span> <text:span text:style-name="T10">We first train powerful image descriptors using an CNN encoder and a descriptor layer. Then we use the latent representation computed by our first encoder as input to our decoder and train it to reproduce the depth map associated to the monocular image. In a third step, we use the reconstructed depth maps to train a second CNN with a descriptor layer that produce depth map descriptors.</text:span></text:p>
      <text:p text:style-name="P30"><text:soft-page-break/>We finally fuse the two descriptor<text:span text:style-name="T12">s</text:span>, the image descriptor and the depth map descriptor, into a single vector.</text:p>
      <text:p text:style-name="P2"/>
      <text:p text:style-name="P2">Slide <text:span text:style-name="T36">7</text:span> [0<text:span text:style-name="T49">3</text:span>:<text:span text:style-name="T11">5</text:span>0]</text:p>
      <text:p text:style-name="P2"/>
      <text:p text:style-name="P31">It is important to notice that our training framework needs two different type of data to be trained. <text:span text:style-name="T13">For the descriptor training, related to CNNs in red, we need image triplet.</text:span></text:p>
      <text:p text:style-name="P32">And for the depth from monocular training, related to the CNN decoder, we only need aligned pair of image and depth map.</text:p>
      <text:p text:style-name="P2"/>
      <text:p text:style-name="P2">Slide <text:span text:style-name="T37">8</text:span> [0<text:span text:style-name="T50">5</text:span>:<text:span text:style-name="T51">1</text:span>0]</text:p>
      <text:p text:style-name="P2"/>
      <text:p text:style-name="P16"><text:span text:style-name="T77">Once our system have been trained, we use the following pipeline to localize an image. </text:span><text:span text:style-name="T81">We use our encoder decoder to reconstruct the geometry of the scene and then we process the image and the depth map with our two </text:span><text:span text:style-name="T94">CNN</text:span><text:span text:style-name="T81">s descriptor to get the </text:span><text:span text:style-name="T82">f</text:span><text:span text:style-name="T83">inal</text:span><text:span text:style-name="T81"> global descriptor. </text:span><text:span text:style-name="T84">We process the reference images in a same manner and then we compare the query descriptor with the reference descriptor</text:span><text:span text:style-name="T85">s</text:span><text:span text:style-name="T84"> by fast nearest neighbor search. </text:span><text:span text:style-name="T86">We take the position of the closest image returned. </text:span><text:span text:style-name="T87">As you can see, we do not need real depth information to localize </text:span><text:span text:style-name="T88">an </text:span><text:span text:style-name="T87">image.</text:span></text:p>
      <text:p text:style-name="P46"/>
      <text:p text:style-name="P18"><text:span text:style-name="T87">L</text:span><text:span text:style-name="T77">et’s see how our method perform.</text:span></text:p>
      <text:p text:style-name="P10"/>
      <text:p text:style-name="P2">Slide <text:span text:style-name="T38">9</text:span> [0<text:span text:style-name="T52">5</text:span>:<text:span text:style-name="T52">3</text:span>0]</text:p>
      <text:p text:style-name="P2"/>
      <text:p text:style-name="P10"><text:span text:style-name="T78">We train and test our method on the RobotCar dataset with multiple localization </text:span><text:span text:style-name="T80">scenario</text:span><text:span text:style-name="T98">s</text:span><text:span text:style-name="T80">.</text:span><text:span text:style-name="T78"> We test various deep encoder architecture and descriptor pooling layers.</text:span></text:p>
      <text:p text:style-name="P12"><text:span text:style-name="T78">W</text:span><text:span text:style-name="T77">e compare our proposal to the hallucination network, that also uses depth information during training and with an RGB baseline trained with only RGB image triplets.</text:span></text:p>
      <text:p text:style-name="P14"><text:span text:style-name="T77">In order to compare the different methods, we compute the distance between the ground truth position query and the </text:span><text:span text:style-name="T79">position of the </text:span><text:span text:style-name="T77">top 1 retrieved candidate after the nearest neighbor search.</text:span></text:p>
      <text:p text:style-name="P51"/>
      <text:p text:style-name="P2">Slide <text:span text:style-name="T39">10</text:span> [0<text:span text:style-name="T53">6</text:span>:<text:span text:style-name="T54">1</text:span>0]</text:p>
      <text:p text:style-name="P2"/>
      <text:p text:style-name="P33"><text:span text:style-name="T71">This are result from the first experiment that consider long-term localization; that means query images have been acquired 9 month after the images in the database. </text:span>From <text:span text:style-name="T17">left</text:span> to <text:span text:style-name="T17">right you have: examples of queries and the closest images in the database, the figure that represent the percentage of query localized under a given distance, from fifteen to fifty meters, and the legend of the figure where each color represent a different combination of encoder architecture and descriptor pooling layer.</text:span></text:p>
      <text:p text:style-name="P34">As we can see, <text:span text:style-name="T19">if you compare for each color the plain line with circle, that is our method, to the other ones, </text:span>our <text:span text:style-name="T29">proposal</text:span> produces the best localization performance<text:span text:style-name="T18">s, whatever the combination of encoder/descriptor we used.</text:span></text:p>
      <text:p text:style-name="P2"/>
      <text:p text:style-name="P2">Slide <text:span text:style-name="T40">11</text:span> [0<text:span text:style-name="T55">6</text:span>:<text:span text:style-name="T20">4</text:span>0]</text:p>
      <text:p text:style-name="P2"/>
      <text:p text:style-name="P35"><text:span text:style-name="T72">If we move on a second experiment, w</text:span>e observe <text:span text:style-name="T30">that</text:span> <text:span text:style-name="T21">our descriptor perform even better </text:span>for the winter to summer scenario. As you can see if you look at the image example<text:span text:style-name="T31">s</text:span>, the visual difference between the quer<text:span text:style-name="T32">ies</text:span> and the database <text:span text:style-name="T21">are important and the image-only descriptor, in dotted line, is not as efficient as before compare to our method.</text:span></text:p>
      <text:p text:style-name="P2"/>
      <text:p text:style-name="P2">Slide <text:span text:style-name="T41">12</text:span> [0<text:span text:style-name="T56">7</text:span>:00]</text:p>
      <text:p text:style-name="P2"/>
      <text:p text:style-name="P36"><text:soft-page-break/>We can expect a similar performances for the <text:span text:style-name="T73">last experiment, that consider</text:span> night to daylight <text:span text:style-name="T74">localization scenario. B</text:span>ut as you can see, <text:span text:style-name="T22">all the methods completely failed on this dataset. Why do we observe sych results?</text:span></text:p>
      <text:p text:style-name="P2"/>
      <text:p text:style-name="P3">Slide <text:span text:style-name="T42">13</text:span> [0<text:span text:style-name="T57">7</text:span>:<text:span text:style-name="T57">1</text:span>0]</text:p>
      <text:p text:style-name="P3"/>
      <text:p text:style-name="P43"><text:span text:style-name="T76">W</text:span>e investigate this failure case and we <text:span text:style-name="T23">found </text:span>that our decoder is not <text:span text:style-name="T23">able</text:span> to reproduce proper depth map from night images. <text:span text:style-name="T62">The produced depth maps are shown on the last line of the table.</text:span> <text:span text:style-name="T75">Actually this is normal as our network has never seen night images during the training step.</text:span></text:p>
      <text:p text:style-name="P3"/>
      <text:p text:style-name="P3">Slide <text:span text:style-name="T43">14</text:span> [0<text:span text:style-name="T58">7</text:span>:<text:span text:style-name="T59">3</text:span>0]</text:p>
      <text:p text:style-name="P3"/>
      <text:p text:style-name="P42"><text:span text:style-name="T60">So we propose to focus on improving the performances of our decoder by fine tuning</text:span>. <text:span text:style-name="T24">And thanks to the design of our architecture, this fine tuning will not impact the CNN weights involved in the descriptor creation, only the decoder parameters. W</text:span>e <text:span text:style-name="T60">use less than one thousand</text:span> pairs of night image with associated depth map <text:span text:style-name="T61">during the fine tuning process.</text:span></text:p>
      <text:p text:style-name="P3"/>
      <text:p text:style-name="P3">Slide <text:span text:style-name="T43">15</text:span> [0<text:span text:style-name="T63">8</text:span>:00]</text:p>
      <text:p text:style-name="P3"/>
      <text:p text:style-name="P37"><text:span text:style-name="T33">As you can see, a</text:span>fter fine tuning, our network is able to generate proper depth map from night images. <text:span text:style-name="T64">You can compare the depth map before and after the fine tuning on the last two lines of the table.</text:span></text:p>
      <text:p text:style-name="P4"/>
      <text:p text:style-name="P4">Slide <text:span text:style-name="T43">16</text:span> [0<text:span text:style-name="T65">8</text:span>:<text:span text:style-name="T65">2</text:span>0]</text:p>
      <text:p text:style-name="P4"/>
      <text:p text:style-name="P49">And finally here are the <text:span text:style-name="T107">impact</text:span> <text:span text:style-name="T108">of the</text:span> fine tuning <text:span text:style-name="T108">on th</text:span>e localization <text:span text:style-name="T108">performances</text:span>. <text:span text:style-name="T25">As you can see on the right, the global accuracy remains low but our descriptor are two times more efficient than previously.</text:span></text:p>
      <text:p text:style-name="P4"/>
      <text:p text:style-name="P5">Slide <text:span text:style-name="T43">17</text:span> [0<text:span text:style-name="T66">8</text:span>:<text:span text:style-name="T66">5</text:span>0]</text:p>
      <text:p text:style-name="P4"/>
      <text:p text:style-name="P38">We have presented a new global image descriptor that benefit from geometric information during training time to be more robust to visual changes. <text:span text:style-name="T26">Our experiment have shown that our method can be used for visual localization with image only and performs well on cross-season scenario and produces encouraging result for the complex night to daylight image localization scenario.</text:span></text:p>
      <text:p text:style-name="P39">In the future we want to investigate the use of other modalities within our framework and also extend our method to other localization task such as direct 6 degrees of freedom <text:span text:style-name="T27">camera </text:span>pose estimation.</text:p>
      <text:p text:style-name="P40"/>
      <text:p text:style-name="P40">Thank you for your <text:span text:style-name="T28">attention</text:span>.</text:p>
      <text:p text:style-name="P40"/>
      <text:p text:style-name="P6">[0<text:span text:style-name="T67">9</text:span>:<text:span text:style-name="T68">3</text:span>0]</text:p>
      <text:p text:style-name="P6"/>
      <text:p text:style-name="P6"/>
      <text:p text:style-name="P8">SHORT SPEECH</text:p>
      <text:p text:style-name="P8"/>
      <text:p text:style-name="P19">N°5: <text:span text:style-name="T77">Our system is composed of two main component. First we use CNN </text:span><text:span text:style-name="T90">composed of a deep feature extractor followed by a descriptor pooling layer </text:span><text:span text:style-name="T77">to construct </text:span><text:span text:style-name="T100">low dimension </text:span><text:span text:style-name="T77">global image descriptor</text:span><text:span text:style-name="T89">s. </text:span><text:span text:style-name="T91">These global descriptor can be trained for the specific task of image localization using image triplet</text:span><text:span text:style-name="T92">s</text:span><text:span text:style-name="T91"> and triplet loss </text:span><text:span text:style-name="T101">function</text:span><text:span text:style-name="T91">. </text:span><text:span text:style-name="T92">The second </text:span><text:span text:style-name="T93">component is an encoder decoder network that produces a dense depth map from a monocular image. </text:span><text:span text:style-name="T94">These network can be trained in a supervised manner with </text:span><text:span text:style-name="T96">an </text:span><text:span text:style-name="T95">aligned </text:span><text:span text:style-name="T94">pair of </text:span><text:span text:style-name="T95">image an</text:span><text:span text:style-name="T96">d</text:span><text:span text:style-name="T95"> ground truth depth map.</text:span></text:p>
      <text:p text:style-name="P44"><text:soft-page-break/></text:p>
      <text:p text:style-name="P21"><text:span text:style-name="T95">I’</text:span><text:span text:style-name="T77">m going to explain how we combine these two component</text:span><text:span text:style-name="T99">s</text:span><text:span text:style-name="T77"> in our meth</text:span><text:span text:style-name="T97">od</text:span></text:p>
      <text:p text:style-name="P8"/>
      <text:p text:style-name="P15">N°8: <text:span text:style-name="T77">Once our system have been trained, we use the following pipeline to localize an image. </text:span><text:span text:style-name="T81">We use our encoder decoder to reconstruct the geometry of the scene and then we process the image and the depth map with our two </text:span><text:span text:style-name="T94">CNN</text:span><text:span text:style-name="T81">s descriptor to get the </text:span><text:span text:style-name="T82">f</text:span><text:span text:style-name="T83">inal</text:span><text:span text:style-name="T81"> global descriptor. </text:span><text:span text:style-name="T84">We process the reference images in a same manner and then we compare the query descriptor with the reference descriptor</text:span><text:span text:style-name="T85">s</text:span><text:span text:style-name="T84"> by fast nearest neighbor search. </text:span><text:span text:style-name="T86">We take the position of the closest image returned. </text:span><text:span text:style-name="T87">As you can see, we do not need real depth information to localize </text:span><text:span text:style-name="T88">an </text:span><text:span text:style-name="T87">image.</text:span></text:p>
      <text:p text:style-name="P45"/>
      <text:p text:style-name="P17"><text:span text:style-name="T87">L</text:span><text:span text:style-name="T77">et’s see how our method perform.</text:span></text:p>
      <text:p text:style-name="P9"/>
      <text:p text:style-name="P9">N°9: <text:span text:style-name="T78">We train and test our method on the RobotCar dataset with multiple localization </text:span><text:span text:style-name="T80">scenario</text:span><text:span text:style-name="T98">s</text:span><text:span text:style-name="T80">.</text:span><text:span text:style-name="T78"> We test various deep encoder architecture and descriptor pooling layers.</text:span></text:p>
      <text:p text:style-name="P11"><text:span text:style-name="T78">W</text:span><text:span text:style-name="T77">e compare our proposal to the hallucination network, that also uses depth information during training and with an RGB baseline trained with only RGB image triplets.</text:span></text:p>
      <text:p text:style-name="P13"><text:span text:style-name="T77">In order to compare the different methods, we compute the distance between the ground truth position query and the </text:span><text:span text:style-name="T79">position of the </text:span><text:span text:style-name="T77">top 1 retrieved candidate after the nearest neighbor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0:59:50.001217554</meta:creation-date>
    <meta:generator>LibreOffice/5.4.5.1$MacOSX_X86_64 LibreOffice_project/79c9829dd5d8054ec39a82dc51cd9eff340dbee8</meta:generator>
    <dc:date>2019-05-19T22:20:19.990468000</dc:date>
    <meta:editing-duration>PT9H8M14S</meta:editing-duration>
    <meta:editing-cycles>376</meta:editing-cycles>
    <meta:document-statistic meta:table-count="0" meta:image-count="0" meta:object-count="0" meta:page-count="4" meta:paragraph-count="57" meta:word-count="1570" meta:character-count="9227" meta:non-whitespace-character-count="7709"/>
  </office:meta>
</office:document-meta>
</file>